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text-properties officeooo:paragraph-rsid="001a012a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a012a" style:font-size-asian="12pt"/>
    </style:style>
    <style:style style:name="T4" style:family="text">
      <style:text-properties fo:font-size="12pt" fo:font-style="italic" style:font-size-asian="12pt" style:font-style-asian="italic"/>
    </style:style>
    <style:style style:name="T5" style:family="text">
      <style:text-properties fo:font-size="12pt" fo:font-style="italic" officeooo:rsid="001a012a" style:font-size-asian="12pt" style:font-style-asian="italic"/>
    </style:style>
    <style:style style:name="T6" style:family="text">
      <style:text-properties fo:font-size="12pt" fo:font-style="normal" officeooo:rsid="001a012a" style:font-size-asian="12pt" style:font-style-asian="normal" style:font-style-complex="normal"/>
    </style:style>
    <style:style style:name="T7" style:family="text">
      <style:text-properties fo:font-size="12pt" fo:font-weight="normal" officeooo:rsid="001a012a" style:font-size-asian="12p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aso de Uso – Pesquisa de Cliente</text:span></text:p>
      <text:p text:style-name="Standard"><text:span text:style-name="T1">Condição:</text:span></text:p>
      <text:p text:style-name="Standard"><text:span text:style-name="T1"><text:tab/></text:span><text:span text:style-name="T2">Estar na tela de </text:span><text:span text:style-name="T3">Pesquisa</text:span><text:span text:style-name="T2">.</text:span></text:p>
      <text:p text:style-name="Standard"><text:span text:style-name="T1">Fluxo Normal:</text:span></text:p>
      <text:p text:style-name="Standard"><text:span text:style-name="T2"><text:tab/></text:span><text:span text:style-name="T3">1</text:span><text:span text:style-name="T2"> - <text:s/>Inserir nome do cliente.</text:span></text:p>
      <text:p text:style-name="Standard"><text:span text:style-name="T2"><text:tab/></text:span><text:span text:style-name="T3">2</text:span><text:span text:style-name="T2"> – Selecionar cliente</text:span><text:span text:style-name="T4">.</text:span></text:p>
      <text:p text:style-name="Standard"><text:span text:style-name="T4"><text:tab/></text:span><text:span text:style-name="T6">3</text:span><text:span text:style-name="T2"> – Aceitar mensagem de confirmação.</text:span></text:p>
      <text:p text:style-name="Standard"><text:span text:style-name="T2"><text:tab/></text:span><text:span text:style-name="T3">4</text:span><text:span text:style-name="T2"> – </text:span><text:span text:style-name="T3">Encerrar</text:span><text:span text:style-name="T2"> caso de uso.</text:span></text:p>
      <text:p text:style-name="Standard"><text:span text:style-name="T1">Fluxo Alternativo:</text:span></text:p>
      <text:p text:style-name="Standard"><text:span text:style-name="T1"><text:tab/></text:span><text:span text:style-name="T7">1</text:span><text:span text:style-name="T2">.1 – Inserir o CPF do cliente.</text:span></text:p>
      <text:p text:style-name="Standard"><text:span text:style-name="T2"><text:s text:c="9"/></text:span><text:span text:style-name="T3">1.1.2 – Selecionar cliente.</text:span></text:p>
      <text:p text:style-name="Standard"><text:span text:style-name="T3"><text:tab/>1.1.3 – Aceitar mensagem de confirmação.</text:span></text:p>
      <text:p text:style-name="Standard"><text:span text:style-name="T3"><text:tab/>1.1.4 – Encerrar caso de uso.</text:span></text:p>
      <text:p text:style-name="Standard"><text:span text:style-name="T2"><text:tab/></text:span></text:p>
      <text:p text:style-name="Standard"><text:span text:style-name="T2"><text:tab/></text:span><text:span text:style-name="T3">1</text:span><text:span text:style-name="T2">.2 – Inserir código do cliente.</text:span></text:p>
      <text:p text:style-name="P3"><text:span text:style-name="T3"><text:tab/>1.2.2 – Selecionar cliente.</text:span></text:p>
      <text:p text:style-name="P3"><text:span text:style-name="T3"><text:tab/>1.2.3 – Aceitar mensagem de confirmação.</text:span></text:p>
      <text:p text:style-name="P3"><text:span text:style-name="T3"><text:tab/>1.2.4 – Encerrar caso de uso.</text:span></text:p>
      <text:p text:style-name="P1"/>
      <text:p text:style-name="Standard"><text:span text:style-name="T2"><text:tab/></text:span><text:span text:style-name="T3">1</text:span><text:span text:style-name="T2">.3 – Cliente não cadastrado.</text:span></text:p>
      <text:p text:style-name="Standard"><text:span text:style-name="T2"><text:tab/></text:span><text:span text:style-name="T3">1</text:span><text:span text:style-name="T2">.3.</text:span><text:span text:style-name="T3">2</text:span><text:span text:style-name="T2"> – Cadastrar cliente.</text:span></text:p>
      <text:p text:style-name="Standard"><text:span text:style-name="T2"><text:tab/></text:span><text:span text:style-name="T3">1</text:span><text:span text:style-name="T2">.3.</text:span><text:span text:style-name="T3">3</text:span><text:span text:style-name="T2"> – </text:span><text:span text:style-name="T3">Selecionar cliente</text:span><text:span text:style-name="T2">.</text:span></text:p>
      <text:p text:style-name="Standard"><text:span text:style-name="T2"><text:s text:c="9"/></text:span><text:span text:style-name="T3">1.3.4 – Encerrar caso de uso.</text:span></text:p>
      <text:p text:style-name="Standard"><text:span text:style-name="T2"><text:tab/></text:span></text:p>
      <text:p text:style-name="Standard"><text:span text:style-name="T2"><text:tab/></text:span><text:span text:style-name="T3">1</text:span><text:span text:style-name="T2">.4 – Cliente não cadastrado na venda.</text:span></text:p>
      <text:p text:style-name="Standard"><text:span text:style-name="T2"><text:tab/></text:span><text:span text:style-name="T3">1</text:span><text:span text:style-name="T2">.4.</text:span><text:span text:style-name="T3">2</text:span><text:span text:style-name="T2"> – Utilizar informações de cliente padrão.</text:span><text:bookmark text:name="_GoBack"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4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4%" fo:hyphenation-ladder-count="no-limit" style:text-autospace="ideograph-alpha" style:punctuation-wrap="hanging" style:line-break="strict" style:tab-stop-distance="1.249cm" style:vertical-align="baseline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Felipe Cardoso</meta:initial-creator>
    <meta:editing-cycles>4</meta:editing-cycles>
    <meta:creation-date>2015-09-17T16:06:00</meta:creation-date>
    <dc:date>2015-09-23T15:15:04.695142255</dc:date>
    <meta:editing-duration>PT11M56S</meta:editing-duration>
    <meta:generator>LibreOffice/4.4.2.2$Linux_x86 LibreOffice_project/40m0$Build-2</meta:generator>
    <meta:document-statistic meta:table-count="0" meta:image-count="0" meta:object-count="0" meta:page-count="1" meta:paragraph-count="25" meta:word-count="99" meta:character-count="700" meta:non-whitespace-character-count="5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